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TimesNewRoman, BoldItalic" svg:font-family="TimesNewRoman, BoldItalic" style:font-family-generic="swiss"/>
    <style:font-face style:name="TimesNewRoman" svg:font-family="TimesNewRoman" style:font-family-generic="swiss"/>
    <style:font-face style:name="TimesNewRoman, Italic" svg:font-family="TimesNewRoman, Italic" style:font-family-generic="swiss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 style:text-autospace="none" fo:text-align="end"/>
    </style:style>
    <style:style style:name="T2" style:parent-style-name="Car.predefinitoparagrafo" style:family="text">
      <style:text-properties style:font-name="Calibri" fo:font-style="italic" style:font-style-asian="italic" fo:font-variant="small-caps" fo:font-size="11pt" style:font-size-asian="11pt" style:font-size-complex="11pt"/>
    </style:style>
    <style:style style:name="T3" style:parent-style-name="Car.predefinitoparagrafo" style:family="text">
      <style:text-properties style:font-name="Calibri" fo:font-style="italic" style:font-style-asian="italic" style:font-style-complex="italic" fo:font-variant="small-caps" fo:font-size="11pt" style:font-size-asian="11pt" style:font-size-complex="11pt"/>
    </style:style>
    <style:style style:name="P4" style:parent-style-name="Normale" style:family="paragraph">
      <style:paragraph-properties style:text-autospace="none" fo:text-align="center"/>
      <style:text-properties style:font-name="Calibri" style:font-name-complex="TimesNewRoman, BoldItalic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5" style:parent-style-name="Normale" style:family="paragraph">
      <style:paragraph-properties style:text-autospace="none" fo:text-align="center"/>
    </style:style>
    <style:style style:name="T6" style:parent-style-name="Car.predefinitoparagrafo" style:family="text">
      <style:text-properties style:font-name="Calibri" style:font-name-complex="TimesNewRoman" fo:font-size="11pt" style:font-size-asian="11pt" style:font-size-complex="11pt"/>
    </style:style>
    <style:style style:name="T7" style:parent-style-name="Car.predefinitoparagrafo" style:family="text">
      <style:text-properties style:font-name="Calibri" style:font-name-complex="TimesNewRoman, Italic" fo:font-style="italic" style:font-style-asian="italic" style:font-style-complex="italic" fo:font-size="11pt" style:font-size-asian="11pt" style:font-size-complex="11pt"/>
    </style:style>
    <style:style style:name="T8" style:parent-style-name="Car.predefinitoparagrafo" style:family="text">
      <style:text-properties style:font-name="Calibri" style:font-name-complex="TimesNewRoman" fo:font-size="11pt" style:font-size-asian="11pt" style:font-size-complex="11pt"/>
    </style:style>
    <style:style style:name="P9" style:parent-style-name="Normale" style:family="paragraph">
      <style:paragraph-properties style:text-autospace="none" fo:line-height="120%"/>
      <style:text-properties style:font-name="Calibri" style:font-name-complex="TimesNewRoman, Italic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P10" style:parent-style-name="Normale" style:family="paragraph">
      <style:paragraph-properties style:text-autospace="none" fo:line-height="120%"/>
    </style:style>
    <style:style style:name="T11" style:parent-style-name="Car.predefinitoparagrafo" style:family="text">
      <style:text-properties style:font-name="Calibri" style:font-name-complex="TimesNewRoman" fo:font-size="11pt" style:font-size-asian="11pt" style:font-size-complex="11pt"/>
    </style:style>
    <style:style style:name="P12" style:parent-style-name="Normale" style:family="paragraph">
      <style:paragraph-properties fo:text-align="justify"/>
      <style:text-properties style:font-name="Calibri" style:font-name-complex="TimesNewRoman" fo:font-style="italic" style:font-style-asian="italic" style:font-style-complex="italic" fo:font-size="11pt" style:font-size-asian="11pt" style:font-size-complex="11pt" fo:background-color="#FFFF00"/>
    </style:style>
    <style:style style:name="P13" style:parent-style-name="Normale" style:family="paragraph">
      <style:paragraph-properties fo:text-align="justify"/>
      <style:text-properties style:font-name="Calibri" style:font-name-complex="TimesNewRoman" fo:font-style="italic" style:font-style-asian="italic" style:font-style-complex="italic" fo:font-size="11pt" style:font-size-asian="11pt" style:font-size-complex="11pt" fo:background-color="#FFFF00"/>
    </style:style>
    <style:style style:name="P14" style:parent-style-name="Normale" style:family="paragraph">
      <style:paragraph-properties style:text-autospace="none" fo:line-height="120%"/>
      <style:text-properties style:font-name="Calibri" style:font-name-complex="TimesNewRoman" fo:font-size="11pt" style:font-size-asian="11pt" style:font-size-complex="11pt"/>
    </style:style>
    <style:style style:name="P15" style:parent-style-name="Normale" style:family="paragraph">
      <style:paragraph-properties fo:text-align="justify"/>
      <style:text-properties style:font-name="Calibri" style:font-name-complex="TimesNewRoman" fo:font-style="italic" style:font-style-asian="italic" style:font-style-complex="italic" fo:font-size="11pt" style:font-size-asian="11pt" style:font-size-complex="11pt" fo:background-color="#FFFF00"/>
    </style:style>
  </office:automatic-styles>
  <office:body>
    <office:text text:use-soft-page-breaks="true">
      <text:p text:style-name="P1"><text:span text:style-name="T2">Allegato<text:s/></text:span><text:span text:style-name="T3">1</text:span></text:p>
      <text:p text:style-name="P4">MODULO PROCURA SPECIALE</text:p>
      <text:p text:style-name="P5"><text:span text:style-name="T6">(</text:span><text:span text:style-name="T7">ai sensi dell’art. …</text:span><text:span text:style-name="T8">)</text:span></text:p>
      <text:p text:style-name="P9"/>
      <text:p text:style-name="P10"><text:span text:style-name="T11">Id istanza: $dp.istanza.idIstanza</text:span></text:p>
      <text:p text:style-name="P12"/>
      <text:p text:style-name="P13"/>
      <text:p text:style-name="P14">Data $now</text:p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TimesNewRoman, BoldItalic" svg:font-family="TimesNewRoman, BoldItalic" style:font-family-generic="swiss"/>
    <style:font-face style:name="TimesNewRoman" svg:font-family="TimesNewRoman" style:font-family-generic="swiss"/>
    <style:font-face style:name="TimesNewRoman, Italic" svg:font-family="TimesNewRoman, Italic" style:font-family-generic="swiss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ollegamentoipertestuale" style:display-name="Collegamento ipertestuale" style:family="text" style:parent-style-name="Car.predefinitoparagraf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lisa Tabolacci</meta:initial-creator>
    <dc:creator>Paolo Piedepalumbo</dc:creator>
    <meta:creation-date>2020-12-04T18:43:00Z</meta:creation-date>
    <dc:date>2021-01-21T14:37:00Z</dc:date>
    <meta:template xlink:href="Normal" xlink:type="simple"/>
    <meta:editing-cycles>93</meta:editing-cycles>
    <meta:editing-duration>PT518760S</meta:editing-duration>
    <meta:document-statistic meta:page-count="1" meta:paragraph-count="1" meta:word-count="15" meta:character-count="105" meta:row-count="1" meta:non-whitespace-character-count="91"/>
  </office:meta>
</office:document-meta>
</file>